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93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8.13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92.67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32.95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d1c24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fo:color="#ed1c24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d1c24" style:text-align-source="fix" style:repeat-content="false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72bf44" fo:font-weight="bold" style:font-weight-asian="bold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ed1c24"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ml-diplo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5" office:value-type="string" calcext:value-type="string">
            <text:p>FICHIER VALIDE</text:p>
          </table:table-cell>
          <table:table-cell table:style-name="ce11" office:value-type="string" calcext:value-type="string">
            <text:p>MÉTADONNÉES COMPLÈTES</text:p>
          </table:table-cell>
          <table:table-cell table:style-name="ce1"/>
          <table:table-cell table:style-name="ce19" table:number-columns-repeated="1020"/>
        </table:table-row>
        <table:table-row table:style-name="ro2">
          <table:table-cell table:style-name="ce2" office:value-type="string" calcext:value-type="string">
            <text:p>aguesseau_remarques-discours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lletz_avertissement-lecons-de-thalie_175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clairon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professeur-theologi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selme_sermons-avent_177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illet_mr-de-moliere_172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lzac-jean-louis-guez-de_responce-a-deux-questions_164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yle_chocquet-louis_17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erthier_compte-rendu-ramire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din_censure_15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ileau-losme_lettres-sur-comedie_170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one_theatre_184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yer_preface-judith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uzonniere_essai-comedie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ampigneulles_reponse-sur-les-spectacles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lucet_ordonnances-synodalles_170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ppuzeau_theatre-francois_16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1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2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udon_homme-du-monde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nier_liberte-du-thea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vassu_danses-comedies-mascarad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maxim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sermon-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ollet_comedi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carnaval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spectacles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donat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eucratiu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contre-les-basteleur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traite-spectacles_164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aniel-de-paris_conference-comedie_174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1_177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2_178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rouas_instructions_178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u-coudray_lettre-au-public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agan_nouvelles-observations_176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eller_reflexions_18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con_satire-a-bossuet_169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rnier_education-civile_176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ery_sermons-pour-careme_178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goire-pierre_spectaculis_158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sset_lettre-sur-comedie_175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grands-capital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observations-reform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uillore_entretien-comedie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che_criticomanie-01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2" office:value-type="string" calcext:value-type="string">
            <text:p>hache_criticomanie-02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rel_vraie-philosophie_178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eliodore-de-paris_discours-des-comedies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oudry_sermon-spectacles_170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irailh_spectacles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joly_lettres-historiques-et-critiques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feuille_theologie-du-cœur_172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0_1768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1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2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3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4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5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6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7_1775.xml 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8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9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20_17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5_176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6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7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8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9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my_comedies-et-tragedi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nguet-de-gergy_sentimens_173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franc-de-pompignan_lettre-racine_1773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loyer_discours-spectres_15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boeuf_paradoxes-contemptibles-rousseau_176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hy_comedie-contraire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rchant_image-vray-chrestien_163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ssillon_petit-nombre-des-elus_170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eusy_spectacles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illin-de-grandmaison_liberte-du-theatre_179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ontargon_spectacles_175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icolas-de-dijon_pharaon-reprouve_168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1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2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avillon_refus-absolution_16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oree_theatrum_173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@resp="translator"</text:p>
          </table:table-cell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ure_idee-des-spectacl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belleau_dissertation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cine-louis_traite-poesie-dramatique_1752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estif-de-la-bretonne_mimographe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ichard-et-giraud_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comedie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tragedies_169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jean-jacques_imitation-theatral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thomas_lettre-spectacles_178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ble_maxime-081_16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varon_traitte-masques_160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chynckele_dissertation_174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elis_let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hiers-jean-baptiste_comedie-defendue_16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rebuchet_lettr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ernon_apologie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illaret_considerations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5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FICHIERS VALIDES</text:p>
          </table:table-cell>
          <table:table-cell table:style-name="ce16" office:value-type="string" calcext:value-type="string">
            <text:p>FICHIERS INVALIDES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10" table:formula="of:=SUM([.B2:.B104])" office:value-type="float" office:value="95" calcext:value-type="float">
            <text:p>95</text:p>
          </table:table-cell>
          <table:table-cell table:style-name="ce15" table:formula="of:=SUM([.B110]-[.B108])" office:value-type="float" office:value="8" calcext:value-type="float">
            <text:p>8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10" table:formula="of:=SUM([.C2:.C105])" office:value-type="float" office:value="51" calcext:value-type="float">
            <text:p>51</text:p>
          </table:table-cell>
          <table:table-cell table:style-name="ce15" table:formula="of:=SUM([.B110]-[.B109])" office:value-type="float" office:value="52" calcext:value-type="float">
            <text:p>52</text:p>
          </table:table-cell>
          <table:table-cell table:style-name="ce4"/>
          <table:table-cell table:number-columns-repeated="1020"/>
        </table:table-row>
        <table:table-row table:style-name="ro3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103" calcext:value-type="float">
            <text:p>103</text:p>
          </table:table-cell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table:style-name="ce3" office:value-type="string" calcext:value-type="string">
            <text:p>Le problème vient de : </text:p>
            <text:p>- et/ou title (contenu non conforme)</text:p>
            <text:p><text:span text:style-name="T1">- et/ou author (manque la @ref)</text:span></text:p>
            <text:p>- et/ou bibl (contenu non conforme)</text:p>
            <text:p>- et/ou langage (xml:lang="fre")</text:p>
            <text:p>- et/ou ind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7"/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ml" table:style-name="ta1">
        <table:table-column table:style-name="co6" table:default-cell-style-name="Default"/>
        <table:table-column table:style-name="co5" table:default-cell-style-name="ce22"/>
        <table:table-column table:style-name="co7" table:default-cell-style-name="ce22"/>
        <table:table-column table:style-name="co5" table:number-columns-repeated="1021" table:default-cell-style-name="Default"/>
        <table:table-row table:style-name="ro1">
          <table:table-cell table:style-name="ce19"/>
          <table:table-cell table:style-name="ce5" office:value-type="string" calcext:value-type="string">
            <text:p>FICHIER VALIDE</text:p>
          </table:table-cell>
          <table:table-cell table:style-name="ce5" office:value-type="string" calcext:value-type="string">
            <text:p>MÉTADONNÉES COMPLÈTES</text:p>
          </table:table-cell>
          <table:table-cell table:style-name="ce23" table:number-columns-repeated="1021"/>
        </table:table-row>
        <table:table-row table:style-name="ro2">
          <table:table-cell table:style-name="ce18" office:value-type="string" calcext:value-type="string">
            <text:p>adibert_avis_168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lembert_lettre-rousseau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_instructions-divers-sujets_1710_convert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affaire-parlement-paris_154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caracteres-ecriture-sainte_169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compte-rendu-angl-conversation_176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honneur-theatre_162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instruction-chretienne-education_168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lettre-comedie-imposteur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lettre-ecclesiastique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lettre-observations-festin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nouveaux-essais-morale_169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recit-comedie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nonyme_reponse-observations-festin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ubignac_dissertation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auzou_discours-plaisirs-populaires_183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ardou_epis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astide_lettre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eaulieu_premiere-atteinte_160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ellegarde_lettres-curieuses_170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enoist_petit-fragment-catechistic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ibliographie_querelle-france_201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ieldieu_influence-theatre_1804-convert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ll_histoire-pittoresque-des-passions_184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nnefons_science-chrestien_164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rromee_traite-contre-danses_166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ssuet_maximes-reflexions-comedi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daloue_sermons_176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ee_sermon-contre-comedie_170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sault_lettre-archeveque-pari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oursault_lettre-marquise_169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bretteville_essais-sermons_169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affaro_lettre-theologien-illus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amel_influence-theatres_182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amus_lecons-exemplaire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ellot_panegyrici_16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ernay_pedagogue-familles-chrestiennes_166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hatel_discours-sur-spectacles_18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nti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rdier_famille-saint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urbeville-collier_critique-theatre-anglois_1715-convert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ustel_sentimens-des-per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coyer_voyage-en-italie_17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dancourt_lettre-a-freron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dancourt_lettre-rousseau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daucour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flechier_lettre-abbe-menard_178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flechier_mandemens_171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aule_conviction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erbais_let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oibaud-dubois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ousset_theologie-morale_184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guillot-gorju_apologie_163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enin_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enin_encore-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uerne_epitre_1761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hulot_instructions-sur-spectacles_182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jurieu_traite-devotion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barre_lettre-apologetiqu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feuille_theologie-du-cœur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font-de-saint-yenne_lettre-a-gresset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grange_refutatio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mare_traite-police_170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placette_reflexions-chretiennes_17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porte_prologue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1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2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3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-tour_reflexions-t4_1763_convert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louette_histoire-de-la-comedie_1697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met-fromageau_dictionnaire-cas-conscience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aval_laval-a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-gendre_memoires_18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brun_discours_17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jeune_missionnaire-oratoire_16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level_entretiens-honnete-homme_169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level_reponse-a-la-lettre-d-un-theolog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emarcant_conduite-du-vrai-chret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louis-xiii_declaration_164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riana_de-spectaculis_159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riana_de-spectaculis_160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rmontel_apologie-du-theatre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asse_imposture-et-tromperie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esle_essai-sur-comedie_175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ezieres_critique-livre-contre-spectacles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inucius-trad-perrot_octavius_167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ontaigne_essais_158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murray_danger-des-spectacles_18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icole_lettre102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icole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icole_traite-de-la-comedie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nogaret_sur-spectacles_180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ottonelli_della-christiana-moderatione-qualita_164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ottonelli_della-cristiana-nodi_164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ad_des_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atrizi-trad-trigou_republique_15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egurier_decision-faite-en-sorbonn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egurier_refutation-des-sentiments-relach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etit_apologie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pontas_dictionnaire-cas-conscience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cine_lettre-apologist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cine_lettre-auteur-heresi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cine_preface_18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atye_influence-scene-sur-moeurs_183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iccoboni_reformation_17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ivet_de-theatralibu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ivet_instruction-chretienne_163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ochemont_observations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olland-du-plessis_remonstrances-au-roi_158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rousseau_lettre-a-d-alembert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aint-evremond_de-la-tragedie_169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aint-pierre_projet-spectacles-utiles_172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ecousse_lettre-cure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enancour_de_quelques_naives_coutume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enault_monarque_166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oanen_sermons_176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orel_connaissance-bons-livres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suffren_annee-chretienn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tertullien-trad-caubere_traite-spectacles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tilenus_traite_160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aret_education-chretienne-enfant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eron_discipline-eglises-reforme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illiers_entretien-tragedies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incent_traite-des-theatres_164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voisin_defense-traite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ximenez_lettre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yves_agent-dieu_16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18" office:value-type="string" calcext:value-type="string">
            <text:p>yves_morales-chrestienn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9" office:value-type="string" calcext:value-type="string">
            <text:p>FICHIERS VALIDES</text:p>
          </table:table-cell>
          <table:table-cell table:style-name="ce16" office:value-type="string" calcext:value-type="string">
            <text:p>FICHIERS INVALIDES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10" table:formula="of:=SUM([.B2:.B129])" office:value-type="float" office:value="124" calcext:value-type="float">
            <text:p>124</text:p>
          </table:table-cell>
          <table:table-cell table:style-name="ce15" table:formula="of:=SUM([.B134]-[.B13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10" table:formula="of:=SUM([.C2:.C129])" office:value-type="float" office:value="0" calcext:value-type="float">
            <text:p>0</text:p>
          </table:table-cell>
          <table:table-cell table:style-name="ce15" table:formula="of:=SUM([.B134]-[.B133])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128" calcext:value-type="float">
            <text:p>128</text:p>
          </table:table-cell>
          <table:table-cell table:number-columns-repeated="1022"/>
        </table:table-row>
        <table:table-row table:style-name="ro2" table:number-rows-repeated="10484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-done" table:style-name="ta1"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5" table:number-columns-repeated="1021" table:default-cell-style-name="Default"/>
        <table:table-row table:style-name="ro1">
          <table:table-cell table:style-name="ce24"/>
          <table:table-cell table:style-name="ce26" office:value-type="string" calcext:value-type="string">
            <text:p>FICHIER VALIDE</text:p>
          </table:table-cell>
          <table:table-cell table:style-name="ce26" office:value-type="string" calcext:value-type="string">
            <text:p>MÉTADONNÉES COMPLÈTES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adibert_avis_168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_instructions-divers-sujets_1710_convert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caracteres-ecriture-sainte_169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nouveaux-essais-morale_169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uzou_discours-plaisirs-populaires_183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astide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ellegarde_lettres-curieuses_17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ieldieu_influence-theatre_180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nnefons_science-chrestien_164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rromee_traite-contre-danses_166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daloue_sermons_176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ee_sermon-contre-comedi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sault_lettre-marquis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tteville_essais-sermons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mus_lecons-exemplaire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lot_panegyrici_163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nay_pedagogue-familles-chrestiennes_166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tel_discours-sur-spectacles_18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ier_famille-sainte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beville-collier_critique-theatre-anglois_171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stel_sentimens-des-peres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court_lettre-a-freron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echier_lettre-abbe-menard_178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encore-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erne_epitre_17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lot_instructions-sur-spectacles_182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rieu_traite-devotion_167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font-de-saint-yenne_lettre-a-gresset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grange_refutation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louette_histoire-de-la-comedi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mare_traite-polic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met-fromageau_dictionnaire-cas-conscience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placette_reflexions-chretiennes_1707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1_1763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2_1763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3_1765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4_1765.xml 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val_laval-a-rousseau_1758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jeune_missionnaire-oratoire_1689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montel_apologie-du-theatre_1759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sle_essai-sur-comedie_1752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zieres_critique-livre-contre-spectacles_1760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rray_danger-des-spectacles_1824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garet_sur-spectacles_1802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izi-trad-trigou_republique_1589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it_apologie_1765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tas_dictionnaire-cas-conscience_1724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coboni_reformation_1767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vet_spectaculis-theatralibus_1632.xml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lland-du-plessis_remonstrances-au-roi_1588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-pierre_projet-spectacles-utiles_1726.xml 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ousse_lettre-cure_1760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ault_monarque_1661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nen_sermons_1769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rel_connaissance-bons-livres_1671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ffren_annee-chretienne_1640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tullien-trad-caubere_traite-spectacles_1733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et_education-chretienne-enfants_1666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on_discipline-eglises-reformees_1643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imenez_lettre-rousseau_1758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agent-dieu_1658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morales-chrestiennes_1643.xml 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5"/>
          <table:table-cell table:style-name="ce9" office:value-type="string" calcext:value-type="string">
            <text:p>FICHIERS VALIDES</text:p>
          </table:table-cell>
          <table:table-cell table:style-name="ce29" office:value-type="string" calcext:value-type="string">
            <text:p>FICHIERS INVALIDES</text:p>
          </table:table-cell>
          <table:table-cell table:style-name="ce32" table:number-columns-repeated="1021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61" table:formula="of:=SUM([.B2:.B64])" office:value-type="float" office:value="36" calcext:value-type="float">
            <text:p>36</text:p>
          </table:table-cell>
          <table:table-cell table:style-name="ce63" table:formula="of:=SUM([.B69]-[.B67])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61" table:formula="of:=SUM([.C2:.C64])" office:value-type="float" office:value="34" calcext:value-type="float">
            <text:p>34</text:p>
          </table:table-cell>
          <table:table-cell table:style-name="ce63" table:formula="of:=SUM([.B69]-[.B68])"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 style:data-style-name="N2" text:time-value="09:47:05.7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56:29.461000000</meta:creation-date>
    <meta:generator>LibreOffice/6.0.6.2$Windows_X86_64 LibreOffice_project/0c292870b25a325b5ed35f6b45599d2ea4458e77</meta:generator>
    <dc:date>2019-04-18T12:24:55.576000000</dc:date>
    <meta:editing-duration>PT2H28M23S</meta:editing-duration>
    <meta:editing-cycles>30</meta:editing-cycles>
    <meta:document-statistic meta:table-count="3" meta:cell-count="920" meta:object-count="0"/>
  </office:meta>
</office:document-meta>
</file>